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6a0c"/>
    </style:style>
    <style:style style:name="T2" style:family="text">
      <style:text-properties officeooo:rsid="0021e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bgall@bacteries-et-aliments.fr" text:style-name="Internet_20_link" text:visited-style-name="Visited_20_Internet_20_Link">bgall@bacteries-et-aliments.fr</text:a> <text:span text:style-name="T1">techi microbio en agroalimentaire st nolff </text:span><text:a xlink:type="simple" xlink:href="https://candidat.pole-emploi.fr/offres/recherche/detail/093MHRG" text:style-name="Internet_20_link" text:visited-style-name="Visited_20_Internet_20_Link"><text:span text:style-name="T1">https://candidat.pole-emploi.fr/offres/recherche/detail/093MHRG</text:span></text:a></text:p>
      <text:p text:style-name="Standard"/>
      <text:p text:style-name="Standard"/>
      <text:p text:style-name="Standard"><text:a xlink:type="simple" xlink:href="https://www.adecco.fr/offres-d-emploi/technicien-de-laboratoire-medical-hf-quimper/?ID=242fbd03-2874-4c85-a623-8069b704c4c2&amp;utm_source=jobboard&amp;utm_medium=redirection&amp;utm_campaign=Jobvitae&amp;Source=22" text:style-name="Internet_20_link" text:visited-style-name="Visited_20_Internet_20_Link">https://www.adecco.fr/offres-d-emploi/technicien-de-laboratoire-medical-hf-quimper/?ID=242fbd03-2874-4c85-a623-8069b704c4c2&amp;utm_source=jobboard&amp;utm_medium=redirection&amp;utm_campaign=Jobvitae&amp;Source=22</text:a> <text:span text:style-name="T1">quimper</text:span></text:p>
      <text:p text:style-name="Standard"/>
      <text:p text:style-name="Standard"><text:a xlink:type="simple" xlink:href="https://www.jobvitae.fr/offre-emploi/technicien-de-laboratoire-medical-h-f-quimper-1983390.aspx?utm_source=pole-emploi&amp;utm_medium=site-partenaire&amp;utm_campaign=pole-emploi" text:style-name="Internet_20_link" text:visited-style-name="Visited_20_Internet_20_Link">https://www.jobvitae.fr/offre-emploi/technicien-de-laboratoire-medical-h-f-quimper-1983390.aspx?utm_source=pole-emploi&amp;utm_medium=site-partenaire&amp;utm_campaign=pole-emploi</text:a></text:p>
      <text:p text:style-name="Standard"/>
      <text:p text:style-name="Standard"><text:a xlink:type="simple" xlink:href="https://candidat.pole-emploi.fr/offres/recherche/detail/1988714" text:style-name="Internet_20_link" text:visited-style-name="Visited_20_Internet_20_Link">https://candidat.pole-emploi.fr/offres/recherche/detail/1988714</text:a></text:p>
      <text:p text:style-name="Standard"/>
      <text:p text:style-name="Standard"><text:a xlink:type="simple" xlink:href="https://www.directemploi.com/candidatOffre/candidater" text:style-name="Internet_20_link" text:visited-style-name="Visited_20_Internet_20_Link">https://www.directemploi.com/candidatOffre/candidater</text:a></text:p>
      <text:p text:style-name="Standard"/>
      <text:p text:style-name="Standard"><text:a xlink:type="simple" xlink:href="https://candidat.pole-emploi.fr/offres/recherche/detail/2023940" text:style-name="Internet_20_link" text:visited-style-name="Visited_20_Internet_20_Link">https://candidat.pole-emploi.fr/offres/recherche/detail/2023940</text:a></text:p>
      <text:p text:style-name="Standard"/>
      <text:p text:style-name="Standard"><text:a xlink:type="simple" xlink:href="https://candidat.pole-emploi.fr/offres/recherche/detail/1980805" text:style-name="Internet_20_link" text:visited-style-name="Visited_20_Internet_20_Link">https://candidat.pole-emploi.fr/offres/recherche/detail/1980805</text:a></text:p>
      <text:p text:style-name="Standard"/>
      <text:p text:style-name="Standard"><text:a xlink:type="simple" xlink:href="https://candidat.pole-emploi.fr/offres/recherche/detail/2189811" text:style-name="Internet_20_link" text:visited-style-name="Visited_20_Internet_20_Link">https://candidat.pole-emploi.fr/offres/recherche/detail/2189811</text:a> <text:span text:style-name="T2">(pourvu, stage??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32:21.761840563</meta:creation-date>
    <dc:date>2019-10-09T00:01:06.675715492</dc:date>
    <meta:editing-duration>PT12H41M41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1" meta:paragraph-count="8" meta:word-count="18" meta:character-count="837" meta:non-whitespace-character-count="827"/>
  </office:meta>
</office:document-meta>
</file>